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.00421991">
            <text:p>0,00421991</text:p>
          </table:table-cell>
          <table:table-cell office:value-type="float" office:value="0.371429">
            <text:p>0,371429</text:p>
          </table:table-cell>
          <table:table-cell office:value-type="float" office:value="0.275591">
            <text:p>0,275591</text:p>
          </table:table-cell>
          <table:table-cell office:value-type="float" office:value="-0.0142051">
            <text:p>-0,0142051</text:p>
          </table:table-cell>
          <table:table-cell office:value-type="float" office:value="0.273802">
            <text:p>0,273802</text:p>
          </table:table-cell>
          <table:table-cell office:value-type="float" office:value="0.000506839">
            <text:p>0,000506839</text:p>
          </table:table-cell>
          <table:table-cell office:value-type="float" office:value="0.1875">
            <text:p>0,1875</text:p>
          </table:table-cell>
          <table:table-cell office:value-type="float" office:value="0.0122174">
            <text:p>0,0122174</text:p>
          </table:table-cell>
          <table:table-cell office:value-type="float" office:value="0.0366744">
            <text:p>0,0366744</text:p>
          </table:table-cell>
          <table:table-cell office:value-type="float" office:value="0.641908">
            <text:p>0,641908</text:p>
          </table:table-cell>
          <table:table-cell office:value-type="float" office:value="0.0253034">
            <text:p>0,0253034</text:p>
          </table:table-cell>
          <table:table-cell office:value-type="float" office:value="1.27652">
            <text:p>1,27652</text:p>
          </table:table-cell>
        </table:table-row>
        <table:table-row table:style-name="ro1">
          <table:table-cell office:value-type="float" office:value="0.00384237">
            <text:p>0,00384237</text:p>
          </table:table-cell>
          <table:table-cell office:value-type="float" office:value="0.45">
            <text:p>0,45</text:p>
          </table:table-cell>
          <table:table-cell office:value-type="float" office:value="0.15748">
            <text:p>0,15748</text:p>
          </table:table-cell>
          <table:table-cell office:value-type="float" office:value="-0.0309624">
            <text:p>-0,0309624</text:p>
          </table:table-cell>
          <table:table-cell office:value-type="float" office:value="0.823703">
            <text:p>0,823703</text:p>
          </table:table-cell>
          <table:table-cell office:value-type="float" office:value="0.000462619">
            <text:p>0,000462619</text:p>
          </table:table-cell>
          <table:table-cell office:value-type="float" office:value="0.113281">
            <text:p>0,113281</text:p>
          </table:table-cell>
          <table:table-cell office:value-type="float" office:value="0.01047">
            <text:p>0,01047</text:p>
          </table:table-cell>
          <table:table-cell office:value-type="float" office:value="0.0374431">
            <text:p>0,0374431</text:p>
          </table:table-cell>
          <table:table-cell office:value-type="float" office:value="0.645041">
            <text:p>0,645041</text:p>
          </table:table-cell>
          <table:table-cell office:value-type="float" office:value="0.0273556">
            <text:p>0,0273556</text:p>
          </table:table-cell>
          <table:table-cell table:style-name="ce1" office:value-type="float" office:value="1.4717">
            <text:p>1,4717</text:p>
          </table:table-cell>
        </table:table-row>
        <table:table-row table:style-name="ro1">
          <table:table-cell office:value-type="float" office:value="0.00106961">
            <text:p>0,00106961</text:p>
          </table:table-cell>
          <table:table-cell office:value-type="float" office:value="0.36">
            <text:p>0,36</text:p>
          </table:table-cell>
          <table:table-cell office:value-type="float" office:value="0.19685">
            <text:p>0,19685</text:p>
          </table:table-cell>
          <table:table-cell office:value-type="float" office:value="-0.00766557">
            <text:p>-0,00766557</text:p>
          </table:table-cell>
          <table:table-cell office:value-type="float" office:value="0.175157">
            <text:p>0,175157</text:p>
          </table:table-cell>
          <table:table-cell office:value-type="float" office:value="0.000477256">
            <text:p>0,000477256</text:p>
          </table:table-cell>
          <table:table-cell office:value-type="float" office:value="0.132812">
            <text:p>0,132812</text:p>
          </table:table-cell>
          <table:table-cell office:value-type="float" office:value="0.00911797">
            <text:p>0,00911797</text:p>
          </table:table-cell>
          <table:table-cell office:value-type="float" office:value="0.0330991">
            <text:p>0,0330991</text:p>
          </table:table-cell>
          <table:table-cell office:value-type="float" office:value="0.7429">
            <text:p>0,7429</text:p>
          </table:table-cell>
          <table:table-cell office:value-type="float" office:value="0.0835442">
            <text:p>0,0835442</text:p>
          </table:table-cell>
          <table:table-cell office:value-type="float" office:value="1.91845">
            <text:p>1,91845</text:p>
          </table:table-cell>
        </table:table-row>
        <table:table-row table:style-name="ro1">
          <table:table-cell office:value-type="float" office:value="0.00142648">
            <text:p>0,00142648</text:p>
          </table:table-cell>
          <table:table-cell office:value-type="float" office:value="0.941176">
            <text:p>0,941176</text:p>
          </table:table-cell>
          <table:table-cell office:value-type="float" office:value="0.133858">
            <text:p>0,133858</text:p>
          </table:table-cell>
          <table:table-cell office:value-type="float" office:value="-0.0063399">
            <text:p>-0,0063399</text:p>
          </table:table-cell>
          <table:table-cell office:value-type="float" office:value="0.166425">
            <text:p>0,166425</text:p>
          </table:table-cell>
          <table:table-cell office:value-type="float" office:value="0.000414964">
            <text:p>0,000414964</text:p>
          </table:table-cell>
          <table:table-cell office:value-type="float" office:value="0.128906">
            <text:p>0,128906</text:p>
          </table:table-cell>
          <table:table-cell office:value-type="float" office:value="0.00822486">
            <text:p>0,00822486</text:p>
          </table:table-cell>
          <table:table-cell office:value-type="float" office:value="0.027089">
            <text:p>0,027089</text:p>
          </table:table-cell>
          <table:table-cell office:value-type="float" office:value="0.724535">
            <text:p>0,724535</text:p>
          </table:table-cell>
          <table:table-cell office:value-type="float" office:value="0.147271">
            <text:p>0,147271</text:p>
          </table:table-cell>
          <table:table-cell office:value-type="float" office:value="2.77275">
            <text:p>2,772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MIN([.A1:.A6])" office:value-type="float" office:value="0.00106961">
            <text:p>0,00106961</text:p>
          </table:table-cell>
          <table:table-cell table:formula="of:=MIN([.B1:.B6])" office:value-type="float" office:value="0.36">
            <text:p>0,36</text:p>
          </table:table-cell>
          <table:table-cell table:formula="of:=MIN([.C1:.C6])" office:value-type="float" office:value="0.133858">
            <text:p>0,133858</text:p>
          </table:table-cell>
          <table:table-cell table:formula="of:=MIN([.D1:.D6])" office:value-type="float" office:value="-0.0309624">
            <text:p>-0,0309624</text:p>
          </table:table-cell>
          <table:table-cell table:formula="of:=MIN([.E1:.E6])" office:value-type="float" office:value="0.166425">
            <text:p>0,166425</text:p>
          </table:table-cell>
          <table:table-cell table:formula="of:=MIN([.F1:.F6])" office:value-type="float" office:value="0.000414964">
            <text:p>0,000414964</text:p>
          </table:table-cell>
          <table:table-cell table:formula="of:=MIN([.G1:.G6])" office:value-type="float" office:value="0.113281">
            <text:p>0,113281</text:p>
          </table:table-cell>
          <table:table-cell table:formula="of:=MIN([.H1:.H6])" office:value-type="float" office:value="0.00822486">
            <text:p>0,00822486</text:p>
          </table:table-cell>
          <table:table-cell table:formula="of:=MIN([.I1:.I6])" office:value-type="float" office:value="0.027089">
            <text:p>0,027089</text:p>
          </table:table-cell>
          <table:table-cell table:formula="of:=MIN([.J1:.J6])" office:value-type="float" office:value="0.641908">
            <text:p>0,641908</text:p>
          </table:table-cell>
          <table:table-cell table:formula="of:=MIN([.K1:.K6])" office:value-type="float" office:value="0.0253034">
            <text:p>0,0253034</text:p>
          </table:table-cell>
          <table:table-cell table:formula="of:=MIN([.L1:.L6])" office:value-type="float" office:value="1.27652">
            <text:p>1,27652</text:p>
          </table:table-cell>
        </table:table-row>
        <table:table-row table:style-name="ro1">
          <table:table-cell table:formula="of:=MAX([.A1:.A6])" office:value-type="float" office:value="0.00421991">
            <text:p>0,00421991</text:p>
          </table:table-cell>
          <table:table-cell table:formula="of:=MAX([.B1:.B6])" office:value-type="float" office:value="0.941176">
            <text:p>0,941176</text:p>
          </table:table-cell>
          <table:table-cell table:formula="of:=MAX([.C1:.C6])" office:value-type="float" office:value="0.275591">
            <text:p>0,275591</text:p>
          </table:table-cell>
          <table:table-cell table:formula="of:=MAX([.D1:.D6])" office:value-type="float" office:value="-0.0063399">
            <text:p>-0,0063399</text:p>
          </table:table-cell>
          <table:table-cell table:formula="of:=MAX([.E1:.E6])" office:value-type="float" office:value="0.823703">
            <text:p>0,823703</text:p>
          </table:table-cell>
          <table:table-cell table:formula="of:=MAX([.F1:.F6])" office:value-type="float" office:value="0.000506839">
            <text:p>0,000506839</text:p>
          </table:table-cell>
          <table:table-cell table:formula="of:=MAX([.G1:.G6])" office:value-type="float" office:value="0.1875">
            <text:p>0,1875</text:p>
          </table:table-cell>
          <table:table-cell table:formula="of:=MAX([.H1:.H6])" office:value-type="float" office:value="0.0122174">
            <text:p>0,0122174</text:p>
          </table:table-cell>
          <table:table-cell table:formula="of:=MAX([.I1:.I6])" office:value-type="float" office:value="0.0374431">
            <text:p>0,0374431</text:p>
          </table:table-cell>
          <table:table-cell table:formula="of:=MAX([.J1:.J6])" office:value-type="float" office:value="0.7429">
            <text:p>0,7429</text:p>
          </table:table-cell>
          <table:table-cell table:formula="of:=MAX([.K1:.K6])" office:value-type="float" office:value="0.147271">
            <text:p>0,147271</text:p>
          </table:table-cell>
          <table:table-cell table:formula="of:=MAX([.L1:.L6])" office:value-type="float" office:value="2.77275">
            <text:p>2,772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18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